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812cm"/>
    </style:style>
    <style:style style:name="co11" style:family="table-column">
      <style:table-column-properties fo:break-before="auto" style:column-width="5.29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142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647cm"/>
    </style:style>
    <style:style style:name="co7" style:family="table-column">
      <style:table-column-properties fo:break-before="auto" style:column-width="0.746cm"/>
    </style:style>
    <style:style style:name="co8" style:family="table-column">
      <style:table-column-properties fo:break-before="auto" style:column-width="19.798cm"/>
    </style:style>
    <style:style style:name="co9" style:family="table-column">
      <style:table-column-properties fo:break-before="auto" style:column-width="1.494cm"/>
    </style:style>
    <style:style style:name="co12" style:family="table-column">
      <style:table-column-properties fo:break-before="auto" style:column-width="34.519cm"/>
    </style:style>
    <style:style style:name="co13" style:family="table-column">
      <style:table-column-properties fo:break-before="auto" style:column-width="15.401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601cm" fo:break-before="auto" style:use-optimal-row-height="true"/>
    </style:style>
    <style:style style:name="ro6" style:family="table-row">
      <style:table-row-properties style:row-height="0.686cm" fo:break-before="auto" style:use-optimal-row-height="true"/>
    </style:style>
    <style:style style:name="ro7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" style:family="table-cell" style:parent-style-name="Default" style:data-style-name="N41"/>
    <style:style style:name="ce6" style:family="table-cell" style:parent-style-name="Default" style:data-style-name="N76"/>
    <style:style style:name="ce7" style:family="table-cell" style:parent-style-name="Default" style:data-style-name="N40"/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3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4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Weeknummer 48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6"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office:value-type="time" office:time-value="PT12H29M00S">
            <text:p>12:29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49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12" table:default-cell-style-name="Default"/>
        <table:table-column table:style-name="co9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6"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Logboek klaar gemaakt voor deze week</text:p>
          </table:table-cell>
          <table:table-cell table:formula="of:=[.D8] - [.C8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8H57M00S">
            <text:p>08:57</text:p>
          </table:table-cell>
          <table:table-cell office:value-type="time" office:time-value="PT09H37M00S">
            <text:p>09:37</text:p>
          </table:table-cell>
          <table:table-cell office:value-type="float" office:value="2">
            <text:p>2</text:p>
          </table:table-cell>
          <table:table-cell office:value-type="string">
            <text:p>StartScene.cs, GameOverScene.cs, HelpScene.cs en PlayScene.cs gemaakt en de kleuren laten veranderen.</text:p>
          </table:table-cell>
          <table:table-cell table:formula="of:=[.D9] - [.C9]" office:value-type="time" office:time-value="PT00H40M00S">
            <text:p>00:40:00</text:p>
          </table:table-cell>
        </table:table-row>
        <table:table-row table:style-name="ro3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in alle update en dram methoden van de gamestate classen het argument GameTime gameTime meegegeven.</text:p>
          </table:table-cell>
          <table:table-cell table:formula="of:=[.D10] - [.C10]" office:value-type="time" office:time-value="PT00H23M00S">
            <text:p>00:23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Nieuwe interface aangegemaakt genaamt: Istate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nterface aangepast en de goede state laten afspelen</text:p>
          </table:table-cell>
          <table:table-cell table:formula="of:=[.D12] - [.C12]" office:value-type="time" office:time-value="PT00H21M00S">
            <text:p>00:21:00</text:p>
          </table:table-cell>
        </table:table-row>
        <table:table-row table:style-name="ro3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6M00S">
            <text:p>11:16</text:p>
          </table:table-cell>
          <table:table-cell office:value-type="float" office:value="6">
            <text:p>6</text:p>
          </table:table-cell>
          <table:table-cell office:value-type="string">
            <text:p>Interface Istate gemaakt. In de Interface staam de methods Update(GameTime gameTime) en Draw(GameTime gameTime) en properties angemaakt</text:p>
          </table:table-cell>
          <table:table-cell table:formula="of:=[.D13] - [.C13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Game laten trippen</text:p>
          </table:table-cell>
          <table:table-cell table:formula="of:=[.D14] - [.C14]" office:value-type="time" office:time-value="PT00H29M00S">
            <text:p>00:29:00</text:p>
          </table:table-cell>
        </table:table-row>
        <table:table-row table:style-name="ro2">
          <table:table-cell table:number-columns-repeated="2"/>
          <table:table-cell office:value-type="time" office:time-value="PT11H45M00S">
            <text:p>11:45</text:p>
          </table:table-cell>
          <table:table-cell office:value-type="time" office:time-value="PT11H50M00S">
            <text:p>11:50</text:p>
          </table:table-cell>
          <table:table-cell office:value-type="float" office:value="8">
            <text:p>8</text:p>
          </table:table-cell>
          <table:table-cell office:value-type="string">
            <text:p>9 nieuwe class/map input gemaakt</text:p>
          </table:table-cell>
          <table:table-cell table:formula="of:=[.D15] - [.C15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keys aangepast voor bewegen van scene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10M00S">
            <text:p>12:10</text:p>
          </table:table-cell>
          <table:table-cell office:value-type="float" office:value="10">
            <text:p>10</text:p>
          </table:table-cell>
          <table:table-cell office:value-type="string">
            <text:p>EdgeDetectKeyDown <text:s/>in class gdefinieerd</text:p>
          </table:table-cell>
          <table:table-cell table:formula="of:=[.D17] - [.C17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30M00S">
            <text:p>12:30</text:p>
          </table:table-cell>
          <table:table-cell office:value-type="float" office:value="11">
            <text:p>11</text:p>
          </table:table-cell>
          <table:table-cell office:value-type="string">
            <text:p>in de scene codes gezet om heen en weer te gaan tussen de scenes</text:p>
          </table:table-cell>
          <table:table-cell table:formula="of:=[.D18] - [.C18]" office:value-type="time" office:time-value="PT00H19M00S">
            <text:p>00:19:00</text:p>
          </table:table-cell>
        </table:table-row>
        <table:table-row table:style-name="ro3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12">
            <text:p>12</text:p>
          </table:table-cell>
          <table:table-cell office:value-type="string">
            <text:p>Commits gemaakt</text:p>
          </table:table-cell>
          <table:table-cell table:formula="of:=[.D19] - [.C19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In de input class de volgende methods geprogrammeerd: EdgeDetectKeyUp, EdgeDetectMousePressLeft, EdgeDetectMousePressRight, LevelDetectKeyDown, LevelDetectKeyUp,MousePosition, MouseRect</text:p>
          </table:table-cell>
          <table:table-cell table:formula="of:=[.D20] - [.C20]" office:value-type="time" office:time-value="PT00H35M00S">
            <text:p>00:35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office:value-type="string">
            <text:p>lokale commits gemaakt.</text:p>
          </table:table-cell>
          <table:table-cell table:formula="of:=[.D21] - [.C21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9M00S">
            <text:p>04:29:00</text:p>
          </table:table-cell>
        </table:table-row>
      </table:table>
      <table:table table:name="Weeknummer 50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13" table:default-cell-style-name="ce8"/>
        <table:table-column table:style-name="co9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6"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office:value-type="string">
            <text:p>logboek klaargemaakt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08H55M00S">
            <text:p>08:55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Maak een nieuwe map genaamt HelperClass en maak daarin een class genaamd Imige</text:p>
          </table:table-cell>
          <table:table-cell table:formula="of:=[.D9] - [.C9]" office:value-type="time" office:time-value="PT00H20M00S">
            <text:p>00:20:00</text:p>
          </table:table-cell>
        </table:table-row>
        <table:table-row table:style-name="ro4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office:value-type="string">
            <text:p>Maak een instantie van de Image class genaamd Background en maak nog een instantie van de Class genaamd title in StartScene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09H36M00S">
            <text:p>09:36</text:p>
          </table:table-cell>
          <table:table-cell office:value-type="float" office:value="4">
            <text:p>4</text:p>
          </table:table-cell>
          <table:table-cell office:value-type="string">
            <text:p>In de StartScene xlass roept de constructor de initialze methode aan en deze roept weer op zijn beurt de Loadcontent methode aan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De Image constructor krijgt als argument mee: PyramidPanic game, string pathNameAsset,Vector2 position;</text:p>
          </table:table-cell>
          <table:table-cell table:formula="of:=[.D12] - [.C12]" office:value-type="time" office:time-value="PT00H14M00S">
            <text:p>00:14:00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3] - [.C13]" office:value-type="time" office:time-value="PT00H09M00S">
            <text:p>00:09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09M00S">
            <text:p>10:09</text:p>
          </table:table-cell>
          <table:table-cell office:value-type="float" office:value="7">
            <text:p>7</text:p>
          </table:table-cell>
          <table:table-cell office:value-type="string">
            <text:p>background laten zien doormiddel van de draw methode</text:p>
          </table:table-cell>
          <table:table-cell table:formula="of:=[.D14] - [.C14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office:value-type="time" office:time-value="PT10H09M00S">
            <text:p>10:09</text:p>
          </table:table-cell>
          <table:table-cell office:value-type="time" office:time-value="PT10H15M00S">
            <text:p>10:15</text:p>
          </table:table-cell>
          <table:table-cell office:value-type="float" office:value="8">
            <text:p>8</text:p>
          </table:table-cell>
          <table:table-cell table:style-name="Default" office:value-type="string">
            <text:p>afronding.</text:p>
          </table:table-cell>
          <table:table-cell table:formula="of:=[.D15] - [.C15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3M00S">
            <text:p>11:13</text:p>
          </table:table-cell>
          <table:table-cell office:value-type="float" office:value="9">
            <text:p>9</text:p>
          </table:table-cell>
          <table:table-cell office:value-type="string">
            <text:p>we hebben alle buttons(Start, Load, Scores, Help en Quit) die we nodig hebben in het startscherm gezet en laten zien.</text:p>
          </table:table-cell>
          <table:table-cell table:formula="of:=[.D16] - [.C16]" office:value-type="time" office:time-value="PT00H43M00S">
            <text:p>00:43:00</text:p>
          </table:table-cell>
        </table:table-row>
        <table:table-row table:style-name="ro4">
          <table:table-cell table:number-columns-repeated="2"/>
          <table:table-cell office:value-type="time" office:time-value="PT11H13M00S">
            <text:p>11:13</text:p>
          </table:table-cell>
          <table:table-cell office:value-type="time" office:time-value="PT12H13M00S">
            <text:p>12:13</text:p>
          </table:table-cell>
          <table:table-cell office:value-type="float" office:value="10">
            <text:p>10</text:p>
          </table:table-cell>
          <table:table-cell office:value-type="string">
            <text:p>Buttons switch case gemaakt, een enum voor buttons, de kleur van de knoppen aangepast naar goud</text:p>
          </table:table-cell>
          <table:table-cell table:formula="of:=[.D17] - [.C17]" office:value-type="time" office:time-value="PT01H00M00S">
            <text:p>01:00:00</text:p>
          </table:table-cell>
        </table:table-row>
        <table:table-row table:style-name="ro3">
          <table:table-cell table:number-columns-repeated="2"/>
          <table:table-cell office:value-type="time" office:time-value="PT12H13M00S">
            <text:p>12:13</text:p>
          </table:table-cell>
          <table:table-cell office:value-type="time" office:time-value="PT12H39M00S">
            <text:p>12:39</text:p>
          </table:table-cell>
          <table:table-cell office:value-type="float" office:value="11">
            <text:p>11</text:p>
          </table:table-cell>
          <table:table-cell office:value-type="string">
            <text:p>als je nu op het startscherm pijltje naar rechts drukt dan veranderd de kleur van het menu</text:p>
          </table:table-cell>
          <table:table-cell table:formula="of:=[.D18] - [.C18]" office:value-type="time" office:time-value="PT00H26M00S">
            <text:p>00:26:00</text:p>
          </table:table-cell>
        </table:table-row>
        <table:table-row table:style-name="ro4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5M00S">
            <text:p>13:55</text:p>
          </table:table-cell>
          <table:table-cell office:value-type="float" office:value="12">
            <text:p>12</text:p>
          </table:table-cell>
          <table:table-cell office:value-type="string">
            <text:p>gezorgd dat wanneer je een menu verder gaat je niet een spoor van goud achterlaat en gezorgt dat de kleur naar rechts en naar links kan gaan</text:p>
          </table:table-cell>
          <table:table-cell table:formula="of:=[.D19] - [.C19]" office:value-type="time" office:time-value="PT00H25M00S">
            <text:p>00:25:00</text:p>
          </table:table-cell>
        </table:table-row>
        <table:table-row table:style-name="ro4">
          <table:table-cell table:number-columns-repeated="2"/>
          <table:table-cell office:value-type="time" office:time-value="PT13H55M00S">
            <text:p>13:55</text:p>
          </table:table-cell>
          <table:table-cell office:value-type="time" office:time-value="PT14H15M00S">
            <text:p>14:15</text:p>
          </table:table-cell>
          <table:table-cell office:value-type="float" office:value="13">
            <text:p>13</text:p>
          </table:table-cell>
          <table:table-cell office:value-type="string">
            <text:p>Maak een List&lt;Image&gt; object genaamd buttonList. Stop allemaal ImageObjecten ervin. Zorg dat de knoppen verzijnenen</text:p>
          </table:table-cell>
          <table:table-cell table:formula="of:=[.D20] - [.C20]" office:value-type="time" office:time-value="PT00H20M00S">
            <text:p>00:2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9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18M00S">
            <text:p>04:18:00</text:p>
          </table:table-cell>
        </table:table-row>
      </table:table>
      <table:table table:name="Weeknummer 5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13" table:default-cell-style-name="ce8"/>
        <table:table-column table:style-name="co9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6" office:value-type="date" office:date-value="2013-12-16">
            <text:p>16 december 2013</text:p>
          </table:table-cell>
          <table:table-cell office:value-type="time" office:time-value="PT08H45M00S">
            <text:p>08:45</text:p>
          </table:table-cell>
          <table:table-cell table:style-name="ce5" office:value-type="time" office:time-value="PT09H00M00S">
            <text:p>09:00:00</text:p>
          </table:table-cell>
          <table:table-cell office:value-type="float" office:value="1">
            <text:p>1</text:p>
          </table:table-cell>
          <table:table-cell table:style-name="Default" office:value-type="string">
            <text:p>Logboek Up to Date gemaakt.</text:p>
          </table:table-cell>
          <table:table-cell table:formula="of:=[.D8] - [.C8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Buttons gelinkt aan de Scenes.</text:p>
          </table:table-cell>
          <table:table-cell table:formula="of:=[.D9] - [.C9]" office:value-type="time" office:time-value="PT00H25M00S">
            <text:p>00:25:00</text:p>
          </table:table-cell>
        </table:table-row>
        <table:table-row table:style-name="ro3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Ervoor gezorgt dat je in elke Scene terug kan gaan door op de knop B te klikken.</text:p>
          </table:table-cell>
          <table:table-cell table:formula="of:=[.D10] - [.C10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09H35M00S">
            <text:p>09:35</text:p>
          </table:table-cell>
          <table:table-cell office:value-type="time" office:time-value="PT09H47M00S">
            <text:p>09:47</text:p>
          </table:table-cell>
          <table:table-cell office:value-type="float" office:value="4">
            <text:p>4</text:p>
          </table:table-cell>
          <table:table-cell office:value-type="string">
            <text:p>Een LoadScene gemaakt en gelinkt met de knop Load.</text:p>
          </table:table-cell>
          <table:table-cell table:formula="of:=[.D11] - [.C11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15M00S">
            <text:p>10:15</text:p>
          </table:table-cell>
          <table:table-cell office:value-type="float" office:value="5">
            <text:p>5</text:p>
          </table:table-cell>
          <table:table-cell office:value-type="string">
            <text:p>Een ScoresScene gemaakt en gelikt met de knop Score.</text:p>
          </table:table-cell>
          <table:table-cell table:formula="of:=[.D12] - [.C12]" office:value-type="time" office:time-value="PT00H28M00S">
            <text:p>00:28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07M00S">
            <text:p>11:07</text:p>
          </table:table-cell>
          <table:table-cell office:value-type="float" office:value="6">
            <text:p>6</text:p>
          </table:table-cell>
          <table:table-cell office:value-type="string">
            <text:p>We hebben ervoor gezorgd dat wanneer we met de muis over de knoppen heen gaan de kleur gaat veranderen.</text:p>
          </table:table-cell>
          <table:table-cell table:formula="of:=[.D13] - [.C13]" office:value-type="time" office:time-value="PT00H37M00S">
            <text:p>00:3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9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2H07M00S">
            <text:p>02:07:00</text:p>
          </table:table-cell>
        </table:table-row>
      </table:table>
      <table:table table:name="Toets 1 Game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13" table:default-cell-style-name="Default"/>
        <table:table-column table:style-name="co9" table:default-cell-style-name="ce5"/>
        <table:table-row table:style-name="ro5">
          <table:table-cell table:style-name="ce10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11" office:value-type="string">
            <text:p>project:</text:p>
          </table:table-cell>
          <table:table-cell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11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6">
          <table:table-cell table:style-name="ce11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ce16" office:value-type="string">
            <text:p>Toets 1 GameScenes</text:p>
          </table:table-cell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12" office:value-type="string">
            <text:p>dag</text:p>
          </table:table-cell>
          <table:table-cell table:style-name="ce12" office:value-type="string">
            <text:p>datum</text:p>
          </table:table-cell>
          <table:table-cell table:style-name="ce12" office:value-type="string">
            <text:p>begintijd</text:p>
          </table:table-cell>
          <table:table-cell table:style-name="ce12" office:value-type="string">
            <text:p>eindtijd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activiteiten</text:p>
          </table:table-cell>
          <table:table-cell table:style-name="ce12" office:value-type="string">
            <text:p>totaal</text:p>
          </table:table-cell>
        </table:table-row>
        <table:table-row table:style-name="ro3">
          <table:table-cell table:style-name="ce13" office:value-type="string">
            <text:p>maandag</text:p>
          </table:table-cell>
          <table:table-cell table:style-name="ce14" office:value-type="float" office:value="41624">
            <text:p>16 december 2013</text:p>
          </table:table-cell>
          <table:table-cell table:style-name="ce15" office:value-type="float" office:value="0.583333333333333">
            <text:p>14:00</text:p>
          </table:table-cell>
          <table:table-cell table:style-name="ce15" office:value-type="float" office:value="0.584027777777778">
            <text:p>14:01</text:p>
          </table:table-cell>
          <table:table-cell table:style-name="ce13" office:value-type="float" office:value="1">
            <text:p>1</text:p>
          </table:table-cell>
          <table:table-cell table:style-name="ce18" office:value-type="string">
            <text:p>Maak een mapje in de solutionexplorer genaamd QuitScene</text:p>
          </table:table-cell>
          <table:table-cell table:style-name="ce15" table:formula="of:=[.D7]-[.C7]" office:value-type="float" office:value="0.000694444444444997">
            <text:p>0:01</text:p>
          </table:table-cell>
        </table:table-row>
        <table:table-row table:style-name="ro3">
          <table:table-cell table:style-name="ce13"/>
          <table:table-cell table:style-name="ce14"/>
          <table:table-cell table:style-name="ce15" office:value-type="float" office:value="0.584027777777778">
            <text:p>14:01</text:p>
          </table:table-cell>
          <table:table-cell table:style-name="ce15" office:value-type="float" office:value="0.585416666666667">
            <text:p>14:03</text:p>
          </table:table-cell>
          <table:table-cell table:style-name="ce13" office:value-type="float" office:value="2">
            <text:p>2</text:p>
          </table:table-cell>
          <table:table-cell table:style-name="ce18" office:value-type="string">
            <text:p>Maak een class QuitScene in de QuitScene map</text:p>
          </table:table-cell>
          <table:table-cell table:style-name="ce15" table:formula="of:=[.D8]-[.C8]" office:value-type="float" office:value="0.001388888888889">
            <text:p>0:02</text:p>
          </table:table-cell>
        </table:table-row>
        <table:table-row table:style-name="ro3">
          <table:table-cell table:style-name="ce13"/>
          <table:table-cell table:style-name="ce14"/>
          <table:table-cell table:style-name="ce15" office:value-type="float" office:value="0.584027777777778">
            <text:p>14:01</text:p>
          </table:table-cell>
          <table:table-cell table:style-name="ce15" office:value-type="float" office:value="0.585416666666667">
            <text:p>14:03</text:p>
          </table:table-cell>
          <table:table-cell table:style-name="ce13" office:value-type="float" office:value="3">
            <text:p>3</text:p>
          </table:table-cell>
          <table:table-cell table:style-name="ce18" office:value-type="string">
            <text:p>Pas de usings aan en maak de QuitScene class public</text:p>
          </table:table-cell>
          <table:table-cell table:style-name="ce15" table:formula="of:=[.D9]-[.C9]" office:value-type="float" office:value="0.001388888888889">
            <text:p>0:02</text:p>
          </table:table-cell>
        </table:table-row>
        <table:table-row table:style-name="ro3">
          <table:table-cell table:style-name="ce13"/>
          <table:table-cell table:style-name="ce14"/>
          <table:table-cell table:style-name="ce15" office:value-type="float" office:value="0.584027777777778">
            <text:p>14:01</text:p>
          </table:table-cell>
          <table:table-cell table:style-name="ce15" office:value-type="float" office:value="0.585416666666667">
            <text:p>14:03</text:p>
          </table:table-cell>
          <table:table-cell table:style-name="ce13" office:value-type="float" office:value="4">
            <text:p>4</text:p>
          </table:table-cell>
          <table:table-cell table:style-name="ce18" office:value-type="string">
            <text:p>Laat de class de interface implementeren IState </text:p>
          </table:table-cell>
          <table:table-cell table:style-name="ce15" table:formula="of:=[.D10]-[.C10]" office:value-type="float" office:value="0.001388888888889">
            <text:p>0:02</text:p>
          </table:table-cell>
        </table:table-row>
        <table:table-row table:style-name="ro4">
          <table:table-cell table:style-name="ce13"/>
          <table:table-cell table:style-name="ce14"/>
          <table:table-cell table:style-name="ce15" office:value-type="float" office:value="0.585416666666667">
            <text:p>14:03</text:p>
          </table:table-cell>
          <table:table-cell table:style-name="ce15" office:value-type="float" office:value="0.586111111111111">
            <text:p>14:04</text:p>
          </table:table-cell>
          <table:table-cell table:style-name="ce13" office:value-type="float" office:value="5">
            <text:p>5</text:p>
          </table:table-cell>
          <table:table-cell table:style-name="ce18" office:value-type="string">
            <text:p>Kopieer de inhoud van de PlayScene class naar de QuitScene class en verander de naam van de constructor</text:p>
          </table:table-cell>
          <table:table-cell table:style-name="ce15" table:formula="of:=[.D11]-[.C11]" office:value-type="float" office:value="0.000694444444443998">
            <text:p>0:01</text:p>
          </table:table-cell>
        </table:table-row>
        <table:table-row table:style-name="ro7">
          <table:table-cell table:style-name="ce13"/>
          <table:table-cell table:style-name="ce14"/>
          <table:table-cell table:style-name="ce15" office:value-type="float" office:value="0.586111111111111">
            <text:p>14:04</text:p>
          </table:table-cell>
          <table:table-cell table:style-name="ce15" office:value-type="float" office:value="0.592361111111111">
            <text:p>14:13</text:p>
          </table:table-cell>
          <table:table-cell table:style-name="ce13" office:value-type="float" office:value="6">
            <text:p>6</text:p>
          </table:table-cell>
          <table:table-cell table:style-name="ce18" office:value-type="string">
            <text:p>Maak een commit met naam: Toets1 commit 1</text:p>
          </table:table-cell>
          <table:table-cell table:style-name="ce15" table:formula="of:=[.D12]-[.C12]" office:value-type="float" office:value="0.00624999999999998">
            <text:p>0:09</text:p>
          </table:table-cell>
        </table:table-row>
        <table:table-row table:style-name="ro4">
          <table:table-cell table:style-name="ce13"/>
          <table:table-cell table:style-name="ce14"/>
          <table:table-cell table:style-name="ce15" office:value-type="float" office:value="0.592361111111111">
            <text:p>14:13</text:p>
          </table:table-cell>
          <table:table-cell table:style-name="ce15" office:value-type="float" office:value="0.59375">
            <text:p>14:15</text:p>
          </table:table-cell>
          <table:table-cell table:style-name="ce13" office:value-type="float" office:value="7">
            <text:p>7</text:p>
          </table:table-cell>
          <table:table-cell table:style-name="ce18" office:value-type="string">
            <text:p>Maak een field QuitScene van het type QuitScene en vergeet niet de namespace te controleren waar de QuitScene in staat. Kijk of dit ook de naam PyramidPanic draagt</text:p>
          </table:table-cell>
          <table:table-cell table:style-name="ce15" table:formula="of:=[.D13]-[.C13]" office:value-type="float" office:value="0.00138888888888888">
            <text:p>0:02</text:p>
          </table:table-cell>
        </table:table-row>
        <table:table-row table:style-name="ro7">
          <table:table-cell table:style-name="ce13"/>
          <table:table-cell table:style-name="ce14"/>
          <table:table-cell table:style-name="ce15" office:value-type="float" office:value="0.59375">
            <text:p>14:15</text:p>
          </table:table-cell>
          <table:table-cell table:style-name="ce15" office:value-type="float" office:value="0.594444444444444">
            <text:p>14:16</text:p>
          </table:table-cell>
          <table:table-cell table:style-name="ce13" office:value-type="float" office:value="8">
            <text:p>8</text:p>
          </table:table-cell>
          <table:table-cell table:style-name="ce18" office:value-type="string">
            <text:p>Maak een property voor het QuitScene field (een getter)</text:p>
          </table:table-cell>
          <table:table-cell table:style-name="ce15" table:formula="of:=[.D14]-[.C14]" office:value-type="float" office:value="0.000694444444444442">
            <text:p>0:01</text:p>
          </table:table-cell>
        </table:table-row>
        <table:table-row table:style-name="ro4">
          <table:table-cell table:style-name="ce13"/>
          <table:table-cell table:style-name="ce14"/>
          <table:table-cell table:style-name="ce15" office:value-type="float" office:value="0.594444444444444">
            <text:p>14:16</text:p>
          </table:table-cell>
          <table:table-cell table:style-name="ce15" office:value-type="float" office:value="0.595138888888889">
            <text:p>14:17</text:p>
          </table:table-cell>
          <table:table-cell table:style-name="ce13" office:value-type="float" office:value="9">
            <text:p>9</text:p>
          </table:table-cell>
          <table:table-cell table:style-name="ce18" office:value-type="string">
            <text:p>Maak een nieuw object van de class QuitScene aan in de LoadContent() method van de PyramidPanic class</text:p>
          </table:table-cell>
          <table:table-cell table:style-name="ce15" table:formula="of:=[.D15]-[.C15]" office:value-type="float" office:value="0.000694444444444442">
            <text:p>0:01</text:p>
          </table:table-cell>
        </table:table-row>
        <table:table-row table:style-name="ro4">
          <table:table-cell table:style-name="ce13"/>
          <table:table-cell table:style-name="ce14"/>
          <table:table-cell table:style-name="ce15" office:value-type="float" office:value="0.595138888888889">
            <text:p>14:17</text:p>
          </table:table-cell>
          <table:table-cell table:style-name="ce15" office:value-type="float" office:value="0.597222222222222">
            <text:p>14:20</text:p>
          </table:table-cell>
          <table:table-cell table:style-name="ce13" office:value-type="float" office:value="10">
            <text:p>10</text:p>
          </table:table-cell>
          <table:table-cell table:style-name="ce18" office:value-type="string">
            <text:p>Zorg dat je zowel met het toetsenbord als met de muis via de knoppen naar <text:s/>QuitScene kunt gaan</text:p>
          </table:table-cell>
          <table:table-cell table:style-name="ce15" table:formula="of:=[.D16]-[.C16]" office:value-type="float" office:value="0.00208333333333333">
            <text:p>0:03</text:p>
          </table:table-cell>
        </table:table-row>
        <table:table-row table:style-name="ro7">
          <table:table-cell table:style-name="ce13"/>
          <table:table-cell table:style-name="ce14"/>
          <table:table-cell table:style-name="ce15" office:value-type="float" office:value="0.597222222222222">
            <text:p>14:20</text:p>
          </table:table-cell>
          <table:table-cell table:style-name="ce15" office:value-type="float" office:value="0.599305555555556">
            <text:p>14:23</text:p>
          </table:table-cell>
          <table:table-cell table:style-name="ce13" office:value-type="float" office:value="11">
            <text:p>11</text:p>
          </table:table-cell>
          <table:table-cell table:style-name="ce18" office:value-type="string">
            <text:p>Maak een commit met naam: Toets1 commit 2</text:p>
          </table:table-cell>
          <table:table-cell table:style-name="ce15" table:formula="of:=[.D17]-[.C17]" office:value-type="float" office:value="0.00208333333333333">
            <text:p>0:03</text:p>
          </table:table-cell>
        </table:table-row>
        <table:table-row table:style-name="ro3">
          <table:table-cell table:style-name="ce13"/>
          <table:table-cell table:style-name="ce14"/>
          <table:table-cell table:style-name="ce15" table:number-columns-repeated="2"/>
          <table:table-cell table:style-name="ce13"/>
          <table:table-cell table:style-name="ce19" office:value-type="string">
            <text:p>totaal</text:p>
          </table:table-cell>
          <table:table-cell table:style-name="ce15" table:formula="of:=SUM([.G7:.G16])" office:value-type="float" office:value="0.0166666666666671">
            <text:p>0:24</text:p>
          </table:table-cell>
        </table:table-row>
        <table:table-row table:style-name="ro3" table:number-rows-repeated="8">
          <table:table-cell table:number-columns-repeated="5"/>
          <table:table-cell table:style-name="ce8"/>
          <table:table-cell/>
        </table:table-row>
        <table:table-row table:style-name="ro3">
          <table:table-cell table:number-columns-repeated="5"/>
          <table:table-cell table:style-name="ce9"/>
          <table:table-cell/>
        </table:table-row>
        <table:table-row table:style-name="ro3" table:number-rows-repeated="2">
          <table:table-cell table:number-columns-repeated="5"/>
          <table:table-cell table:style-name="ce8"/>
          <table:table-cell/>
        </table:table-row>
        <table:table-row table:style-name="ro3" table:number-rows-repeated="10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/>
        </table:table-row>
      </table:table>
      <table:table table:name="totaal" table:style-name="ta1" table:print="false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'Weeknummer 49'.G41]" office:value-type="time" office:time-value="PT04H29M00S">
            <text:p>04:29: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5" table:formula="of:=SUM(['Weeknummer 50'.G41])" office:value-type="time" office:time-value="PT04H18M00S">
            <text:p>04:18:0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17" table:formula="of:=SUM(['Weeknummer 51'.G41])" office:value-type="time" office:time-value="PT02H07M00S">
            <text:p>02:07: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totaal:</text:p>
          </table:table-cell>
          <table:table-cell table:formula="of:=SUM([.B8:.B10])" office:value-type="time" office:time-value="PT13H07M00S">
            <text:p>13: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number:text>(€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(€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(</number:text>
      <number:number number:decimal-places="0" number:min-integer-digits="1" number:grouping="true"/>
      <number:text>)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(</number:text>
      <number:number number:decimal-places="2" number:min-integer-digits="1" number:grouping="true"/>
      <number:text>)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38">
      <number:text-content/>
      <style:map style:condition="value()&gt;=0" style:apply-style-name="N138P0"/>
    </number:text-style>
    <number:time-style style:name="N140P0" style:volatile="true">
      <number:hours/>
      <number:text>:</number:text>
      <number:minutes number:style="long"/>
    </number:time-style>
    <number:text-style style:name="N140">
      <number:text-content/>
      <style:map style:condition="value()&gt;=0" style:apply-style-name="N140P0"/>
    </number:text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42">
      <number:text-content/>
      <style:map style:condition="value()&gt;=0" style:apply-style-name="N142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4:20: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16T14:20:42.41</dc:date>
    <dc:creator>Kevin Kentie</dc:creator>
    <meta:editing-duration>PT17H16M24S</meta:editing-duration>
    <meta:editing-cycles>28</meta:editing-cycles>
    <meta:generator>OpenOffice/4.0.1$Win32 OpenOffice.org_project/401m5$Build-9714</meta:generator>
    <meta:document-statistic meta:table-count="6" meta:cell-count="724" meta:object-count="0"/>
  </office:meta>
</office:document-meta>
</file>